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d83bc" officeooo:paragraph-rsid="001d83bc"/>
    </style:style>
    <style:style style:name="P2" style:family="paragraph" style:parent-style-name="Text_20_body">
      <style:text-properties officeooo:paragraph-rsid="00276a6c"/>
    </style:style>
    <style:style style:name="P3" style:family="paragraph" style:parent-style-name="Text_20_body">
      <style:text-properties officeooo:rsid="00329cdf" officeooo:paragraph-rsid="00329cdf"/>
    </style:style>
    <style:style style:name="P4" style:family="paragraph" style:parent-style-name="Text_20_body">
      <style:text-properties officeooo:rsid="0035ba7c" officeooo:paragraph-rsid="0035ba7c"/>
    </style:style>
    <style:style style:name="P5" style:family="paragraph" style:parent-style-name="Text_20_body">
      <style:text-properties officeooo:rsid="0037c7d0" officeooo:paragraph-rsid="0037c7d0"/>
    </style:style>
    <style:style style:name="P6" style:family="paragraph" style:parent-style-name="Text_20_body">
      <style:text-properties officeooo:rsid="003bc9cb" officeooo:paragraph-rsid="003bc9cb"/>
    </style:style>
    <style:style style:name="P7" style:family="paragraph" style:parent-style-name="Title">
      <style:text-properties officeooo:rsid="00328d75" officeooo:paragraph-rsid="00328d75"/>
    </style:style>
    <style:style style:name="P8" style:family="paragraph" style:parent-style-name="Heading_20_1">
      <style:text-properties officeooo:rsid="00276a6c" officeooo:paragraph-rsid="00276a6c"/>
    </style:style>
    <style:style style:name="P9" style:family="paragraph" style:parent-style-name="Heading_20_1">
      <style:text-properties officeooo:rsid="0029ba65" officeooo:paragraph-rsid="0029ba65"/>
    </style:style>
    <style:style style:name="P10" style:family="paragraph" style:parent-style-name="Heading_20_1">
      <style:text-properties officeooo:rsid="002ce1f1" officeooo:paragraph-rsid="002ce1f1"/>
    </style:style>
    <style:style style:name="P11" style:family="paragraph" style:parent-style-name="Heading_20_1">
      <style:text-properties officeooo:rsid="002ce1f1" officeooo:paragraph-rsid="003bc9c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28d75"/>
    </style:style>
    <style:style style:name="T3" style:family="text">
      <style:text-properties fo:language="en" fo:country="US" officeooo:rsid="00329cdf"/>
    </style:style>
    <style:style style:name="T4" style:family="text">
      <style:text-properties officeooo:rsid="00328d75"/>
    </style:style>
    <style:style style:name="T5" style:family="text">
      <style:text-properties officeooo:rsid="003395fd"/>
    </style:style>
    <style:style style:name="T6" style:family="text">
      <style:text-properties officeooo:rsid="0035ba7c"/>
    </style:style>
    <style:style style:name="T7" style:family="text">
      <style:text-properties officeooo:rsid="00377c14"/>
    </style:style>
    <style:style style:name="T8" style:family="text">
      <style:text-properties officeooo:rsid="003945fc"/>
    </style:style>
    <style:style style:name="T9" style:family="text">
      <style:text-properties officeooo:rsid="003b07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ansmition from AP protocol</text:p>
      <text:p text:style-name="P1">П<text:span text:style-name="T4">ротокол передачи данных от точки доступа к узлу</text:span></text:p>
      <text:h text:style-name="P8" text:outline-level="1">Общее описание</text:h>
      <text:p text:style-name="P2"><text:bookmark text:name="firstHeading"/><text:span text:style-name="T2">Алгоритм </text:span><text:span text:style-name="T1">Collection Tree Protocol </text:span><text:span text:style-name="T2">подразумевает однонаправленую передачу данных от узлов к точке доступа. Для управления работой узлов требуется механизм передачи данных и команд от точки доступа к конкретному узлу. Так как у нас не существует таблиц маршрутизации и узлы не хранят ни какой карты сети, то единственная возможность связаться с узлом, это применение широковещательных сообщений. WP протокол не делает различий между ШВС или </text:span><text:span text:style-name="T3">одноадресными сообщениями, обработка проходит одинаково.</text:span></text:p>
      <text:p text:style-name="P3"><text:span text:style-name="T3">И</text:span><text:span text:style-name="T1">дея работы протокола передачи данных узлу, состоит в использовании специальной сетевой службы, которая возьмет на себя обязаность по пересылки пакетов.</text:span></text:p>
      <text:h text:style-name="P9" text:outline-level="1">Алгоритм работы</text:h>
      <text:p text:style-name="P3">Узел имеет службу, которая использует порт 3. При приеме пакета с адресом назначения 0xFF..FF типа WP и портом 3, пакет попадает на обработку этой службе (пока название не придумал). Данные MPDU содержат ID этого пакета. Служба хранить последнии 10 принятых ID, они необходимы для продвращения цикли<text:span text:style-name="T8">ч</text:span>еских пересылок между узлами. Если ID есть в нашем списке, значит этот пакет уже был ранее обработан и мы его уничтожаем. <text:span text:style-name="T5">Есть поле NODE_DST оно указывает адресата пакета либо ШВС. Если пакет принадлежит нам или ШВС, то мы его обрабатываем. Если пакет ШВС либо не наш, то запоминаем ID и выставляем его на передачу как ШВС.</text:span></text:p>
      <text:h text:style-name="P10" text:outline-level="1"><text:span text:style-name="T6">Примечание</text:span></text:h>
      <text:p text:style-name="P4">Так как до адресата может быть множество путей, то надежность передачи данных таким способом крайне высока. Для улучшения можно попробывать передавать ШВС несколько раз. <text:span text:style-name="T7">Очивидный минус такого подхода, это большие энергозатраты на передачу данных со стороны сети.</text:span></text:p>
      <text:p text:style-name="P5">Ретрансляция такого пакета хорошо нагрузит сеть. Допустим около точки доступа 10 узлов, и потребуется 10 тактов работы сети, чтобы каждый узел отправил ШВС. <text:span text:style-name="T9">Для уменьшения нагрузки на сеть пакеты можно распростанять медленно, к примеру после приема пакета выжидать от 2 до 10 секунд прежде чем его передавать.</text:span></text:p>
      <text:p text:style-name="P6">Данный подход приемлем для нечастого использования, к примеру для индикации узлов <text:s/>или перезагрузки узла.</text:p>
      <text:h text:style-name="P11" text:outline-level="1"><text:span text:style-name="T6">Другие варианты</text:span></text:h>
      <text:p text:style-name="P6">Узлы имеют таблицы соседей, каждый сосед в этой таблице свой порядковый номер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3:21:30.912039235</meta:creation-date>
    <meta:generator>LibreOffice/6.0.7.3$Linux_X86_64 LibreOffice_project/00m0$Build-3</meta:generator>
    <dc:date>2019-09-25T23:57:30.635455687</dc:date>
    <meta:editing-duration>PT3H24M18S</meta:editing-duration>
    <meta:editing-cycles>26</meta:editing-cycles>
    <meta:document-statistic meta:table-count="0" meta:image-count="0" meta:object-count="0" meta:page-count="1" meta:paragraph-count="13" meta:word-count="318" meta:character-count="2156" meta:non-whitespace-character-count="1849"/>
  </office:meta>
</office:document-meta>
</file>